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fd67" officeooo:paragraph-rsid="0006fd67"/>
    </style:style>
    <style:style style:name="P2" style:family="paragraph" style:parent-style-name="Standard">
      <style:text-properties officeooo:paragraph-rsid="0006fd67"/>
    </style:style>
    <style:style style:name="P3" style:family="paragraph" style:parent-style-name="Standard">
      <style:text-properties officeooo:rsid="0006fd67" officeooo:paragraph-rsid="000ca4a2"/>
    </style:style>
    <style:style style:name="T1" style:family="text">
      <style:text-properties officeooo:rsid="0006fd67"/>
    </style:style>
    <style:style style:name="T2" style:family="text">
      <style:text-properties fo:color="#ffffff" loext:opacity="100%" fo:background-color="#c9211e" loext:char-shading-value="0"/>
    </style:style>
    <style:style style:name="T3" style:family="text">
      <style:text-properties fo:color="#ffffff" loext:opacity="100%" officeooo:rsid="0006fd67" fo:background-color="#00a933" loext:char-shading-value="0"/>
    </style:style>
    <style:style style:name="T4" style:family="text">
      <style:text-properties fo:color="#ffffff" loext:opacity="100%" fo:background-color="#ff8000" loext:char-shading-value="0"/>
    </style:style>
    <style:style style:name="T5" style:family="text">
      <style:text-properties fo:color="#000000" loext:opacity="100%" fo:background-color="#ffff00" loext:char-shading-value="0"/>
    </style:style>
    <style:style style:name="T6" style:family="text">
      <style:text-properties fo:color="#000000" loext:opacity="100%" fo:background-color="transparent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087d32" fo:background-color="transparent" loext:char-shading-value="0"/>
    </style:style>
    <style:style style:name="T9" style:family="text">
      <style:text-properties officeooo:rsid="000b9387" fo:background-color="transparent" loext:char-shading-value="0"/>
    </style:style>
    <style:style style:name="T10" style:family="text">
      <style:text-properties officeooo:rsid="000ca4a2" fo:background-color="transparent" loext:char-shading-value="0"/>
    </style:style>
    <style:style style:name="T11" style:family="text">
      <style:text-properties officeooo:rsid="000cc050" fo:background-color="transparent" loext:char-shading-value="0"/>
    </style:style>
    <style:style style:name="T12" style:family="text">
      <style:text-properties officeooo:rsid="0009f32d"/>
    </style:style>
    <style:style style:name="T13" style:family="text">
      <style:text-properties officeooo:rsid="000b9387"/>
    </style:style>
    <style:style style:name="T14" style:family="text">
      <style:text-properties officeooo:rsid="000ca4a2"/>
    </style:style>
    <style:style style:name="T15" style:family="text">
      <style:text-properties officeooo:rsid="000cc0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Must have : </text:span><text:span text:style-name="T1"><text:s/>Full CRUD functionalities , </text:span><text:span text:style-name="T14">website front end, two entites, </text:span><text:span text:style-name="T1"><text:s/></text:span><text:span text:style-name="T12"><text:s/></text:span><text:span text:style-name="T13">a full working <text:s/>and runnable fat jar of the final application , g</text:span>it repository utilising the feature-branch model , main branch must compile, <text:span text:style-name="T13">completed projected management board using jira, presentation, ERD diagram, UML Diagram, <text:s/></text:span><text:span text:style-name="T14">Junit tests, mockitio, </text:span><text:s/></text:p>
      <text:p text:style-name="P1"/>
      <text:p text:style-name="P1"><text:span text:style-name="T5">Should Have:</text:span><text:span text:style-name="T6"> J</text:span><text:span text:style-name="T7">unit tests of entire application, </text:span><text:span text:style-name="T8">80% test coverage of the entire src/java/main folder, </text:span><text:span text:style-name="T9">a completed README.md , </text:span><text:span text:style-name="T10">swagger </text:span><text:span text:style-name="T11">documentation </text:span></text:p>
      <text:p text:style-name="P1"/>
      <text:p text:style-name="P3"><text:span text:style-name="T4">Could Have:</text:span> Capture a timestamp, when an <text:span text:style-name="T15">task i</text:span>i made, <text:span text:style-name="T12">A MySQL database linked to the application, </text:span><text:span text:style-name="T15">single page application. Deadlines added to tasks ans list to fulfil </text:span></text:p>
      <text:p text:style-name="P1"/>
      <text:p text:style-name="P1"><text:span text:style-name="T2">Will not have:</text:span> <text:span text:style-name="T14">Moblie app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9T11:40:15.232000000</meta:creation-date>
    <dc:date>2021-02-22T00:41:08.726000000</dc:date>
    <meta:editing-duration>PT34M16S</meta:editing-duration>
    <meta:editing-cycles>6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4" meta:word-count="103" meta:character-count="672" meta:non-whitespace-character-count="564"/>
  </office:meta>
</office:document-meta>
</file>